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solid" draw:stroke-dash="Line_20_with_20_Fine_20_Dots" svg:stroke-color="#ff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7b87c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25cm" fo:min-width="2.703cm"/>
    </style:style>
    <style:style style:name="gr12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25cm" fo:min-width="1.36cm"/>
    </style:style>
    <style:style style:name="gr13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cm" fo:min-width="1.616cm"/>
    </style:style>
    <style:style style:name="gr14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cm" fo:min-width="3.321cm"/>
    </style:style>
    <style:style style:name="gr15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25cm" fo:min-width="0.639cm"/>
    </style:style>
    <style:style style:name="gr16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25cm" fo:min-width="0.731cm"/>
    </style:style>
    <style:style style:name="gr17" style:family="graphic" style:parent-style-name="standard">
      <style:graphic-properties draw:fill="solid" draw:fill-color="#a8ce67" draw:textarea-horizontal-align="justify" draw:textarea-vertical-align="middle" draw:auto-grow-height="false"/>
    </style:style>
    <style:style style:name="gr18" style:family="graphic" style:parent-style-name="standard">
      <style:graphic-properties svg:stroke-color="#ff00ff" draw:marker-end="Arrow" draw:marker-end-width="0.3cm" draw:fill="solid" draw:fill-color="#000000" draw:textarea-horizontal-align="center" draw:textarea-vertical-align="middle"/>
    </style:style>
    <style:style style:name="gr19" style:family="graphic" style:parent-style-name="standard">
      <style:graphic-properties svg:stroke-color="#ff0000" draw:marker-end="Arrow" draw:marker-end-width="0.3cm" draw:fill="solid" draw:fill-color="#000000" draw:textarea-horizontal-align="center" draw:textarea-vertical-align="middle"/>
    </style:style>
    <style:style style:name="gr20" style:family="graphic" style:parent-style-name="standard">
      <style:graphic-properties draw:stroke="dash" draw:stroke-dash="Ultrafine_20_Dashed" svg:stroke-color="#000000" draw:marker-end="Arrow" draw:marker-end-width="0.3cm" draw:fill="solid" draw:fill-color="#000000" draw:textarea-horizontal-align="center" draw:textarea-vertical-align="middle"/>
    </style:style>
    <style:style style:name="gr21" style:family="graphic" style:parent-style-name="standard">
      <style:graphic-properties svg:stroke-color="#000000" draw:marker-end="Arrow" draw:marker-end-width="0.3cm" draw:fill="solid" draw:fill-color="#000000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199cm" fo:min-width="0cm"/>
    </style:style>
    <style:style style:name="gr23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2cm" fo:min-width="3.009cm"/>
    </style:style>
    <style:style style:name="gr24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2cm" fo:min-width="2.722cm"/>
    </style:style>
    <style:style style:name="gr25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2cm" fo:min-width="1.627cm"/>
    </style:style>
    <style:style style:name="gr26" style:family="graphic" style:parent-style-name="standard">
      <style:graphic-properties draw:stroke="none" svg:stroke-color="#000000" draw:fill="solid" draw:fill-color="#f7b87c" draw:textarea-horizontal-align="left" draw:auto-grow-height="true" draw:auto-grow-width="true" fo:min-height="0.502cm" fo:min-width="1.585cm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style:paragraph-properties fo:text-align="end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9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end"/>
      <style:text-properties fo:font-size="12pt" style:font-size-asian="12pt" style:font-size-complex="12pt"/>
    </style:style>
    <style:style style:name="P13" style:family="paragraph">
      <style:paragraph-properties fo:text-align="end"/>
      <style:text-properties fo:font-size="12pt" style:text-underline-style="none" style:font-size-asian="12pt" style:font-size-complex="12pt"/>
    </style:style>
    <style:style style:name="P14" style:family="paragraph">
      <style:paragraph-properties fo:text-align="end"/>
      <style:text-properties style:text-underline-style="non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svg:x1="8.427cm" svg:y1="14.037cm" svg:x2="15.75cm" svg:y2="15cm" draw:start-shape="id1" draw:start-glue-point="1" draw:end-shape="id2" draw:end-glue-point="0" svg:d="m8427 14037c4882 0 7323 321 7323 963">
          <text:p/>
        </draw:connector>
        <draw:connector draw:style-name="gr1" draw:text-style-name="P1" draw:layer="layout" draw:type="curve" draw:line-skew="-7.12cm -4.161cm" svg:x1="52.916cm" svg:y1="12.462cm" svg:x2="56.488cm" svg:y2="14cm" draw:start-shape="id3" draw:start-glue-point="1" draw:end-shape="id4" draw:end-glue-point="0" svg:d="m52916 12462c2382 0 3572 512 3572 1538">
          <text:p/>
        </draw:connector>
        <draw:frame draw:style-name="gr2" draw:text-style-name="P2" draw:layer="layout" svg:width="6.302cm" svg:height="2.072cm" svg:x="6.5cm" svg:y="4.5cm">
          <draw:text-box>
            <text:p text:style-name="P2"><text:span text:style-name="T1">daisy2epub</text:span></text:p>
            <text:p text:style-name="P2"><text:span text:style-name="T2">(DAISY 2.02 to ePub3)</text:span></text:p>
          </draw:text-box>
        </draw:frame>
        <draw:custom-shape draw:style-name="gr3" draw:text-style-name="P2" xml:id="id11" draw:id="id11" draw:layer="layout" svg:width="0.5cm" svg:height="1cm" svg:x="60cm" svg:y="16cm">
          <text:p text:style-name="P2"/>
          <text:p text:style-name="P2"/>
          <text:p text:style-name="P2"><text:span text:style-name="T3">package.opf <text:s text:c="2"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10" draw:id="id10" draw:layer="layout" svg:width="0.5cm" svg:height="1cm" svg:x="28cm" svg:y="21.5cm">
          <text:p text:style-name="P2"/>
          <text:p text:style-name="P2"/>
          <text:p text:style-name="P2"><text:span text:style-name="T3">navigation.xhtm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5" draw:id="id5" draw:layer="layout" svg:width="0.5cm" svg:height="1cm" svg:x="5.9cm" svg:y="9.3cm">
          <text:p text:style-name="P2"/>
          <text:p text:style-name="P2"/>
          <text:p text:style-name="P2"><text:span text:style-name="T3"><text:s/></text:span><text:span text:style-name="T3">ncc.htm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xml:id="id7" draw:id="id7">
          <draw:custom-shape draw:style-name="gr4" draw:text-style-name="P2" draw:layer="layout" svg:width="0.5cm" svg:height="1cm" svg:x="24.9cm" svg:y="22.7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2" draw:layer="layout" svg:width="0.5cm" svg:height="1cm" svg:x="24.5cm" svg:y="22.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2" draw:layer="layout" svg:width="0.5cm" svg:height="1cm" svg:x="25cm" svg:y="23cm">
            <text:p text:style-name="P2"/>
            <text:p text:style-name="P2"/>
            <text:p text:style-name="P2"><text:span text:style-name="T3">*.xhtml <text:s text:c="3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xml:id="id9" draw:id="id9">
          <draw:custom-shape draw:style-name="gr4" draw:text-style-name="P2" draw:layer="layout" svg:width="0.5cm" svg:height="1cm" svg:x="22cm" svg:y="2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2" draw:layer="layout" svg:width="0.5cm" svg:height="1cm" svg:x="21.6cm" svg:y="24.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2" draw:layer="layout" svg:width="0.5cm" svg:height="1cm" svg:x="22.1cm" svg:y="24.3cm">
            <text:p text:style-name="P2"/>
            <text:p text:style-name="P2"/>
            <text:p text:style-name="P2"><text:span text:style-name="T3">*.smil <text:s text:c="2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xml:id="id18" draw:id="id18">
          <draw:custom-shape draw:style-name="gr4" draw:text-style-name="P2" draw:layer="layout" svg:width="0.5cm" svg:height="1cm" svg:x="17.4cm" svg:y="7.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2" draw:layer="layout" svg:width="0.5cm" svg:height="1cm" svg:x="17cm" svg:y="7.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2" draw:layer="layout" svg:width="0.5cm" svg:height="1cm" svg:x="17.5cm" svg:y="7.5cm">
            <text:p text:style-name="P2"/>
            <text:p text:style-name="P2"/>
            <text:p text:style-name="P2"><text:span text:style-name="T3">*.xhtml 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xml:id="id19" draw:id="id19">
          <draw:custom-shape draw:style-name="gr4" draw:text-style-name="P2" draw:layer="layout" svg:width="0.5cm" svg:height="1cm" svg:x="15.676cm" svg:y="7.4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2" draw:layer="layout" svg:width="0.5cm" svg:height="1cm" svg:x="15.276cm" svg:y="7.6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2" draw:layer="layout" svg:width="0.5cm" svg:height="1cm" svg:x="15.776cm" svg:y="7.721cm">
            <text:p text:style-name="P2"/>
            <text:p text:style-name="P2"/>
            <text:p text:style-name="P2"><text:span text:style-name="T3">*.smil <text:s text:c="2"/>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5" draw:text-style-name="P2" draw:layer="layout" draw:type="line" svg:x1="6.15cm" svg:y1="10.3cm" svg:x2="6cm" svg:y2="13cm" draw:start-shape="id5" draw:start-glue-point="7" draw:end-shape="id6" draw:end-glue-point="0" svg:d="m6150 10300-150 2700">
          <text:p/>
        </draw:connector>
        <draw:custom-shape draw:style-name="gr6" draw:text-style-name="P3" xml:id="id8" draw:id="id8" draw:layer="layout" svg:width="3.5cm" svg:height="0.922cm" svg:x="63cm" svg:y="18.578cm">
          <text:p text:style-name="P2"><text:span text:style-name="T4">px:ocf-zip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25.5cm" svg:y1="23.35cm" svg:x2="64.75cm" svg:y2="19.5cm" draw:start-shape="id7" draw:start-glue-point="1" draw:end-shape="id8" draw:end-glue-point="2" svg:d="m25500 23350c26167 0 39250-1283 39250-3850">
          <text:p/>
        </draw:connector>
        <draw:connector draw:style-name="gr7" draw:text-style-name="P2" draw:layer="layout" draw:type="curve" svg:x1="22.6cm" svg:y1="24.65cm" svg:x2="64.75cm" svg:y2="19.5cm" draw:start-shape="id9" draw:start-glue-point="1" draw:end-shape="id8" draw:end-glue-point="2" svg:d="m22600 24650c28100 0 42150-1716 42150-5150">
          <text:p/>
        </draw:connector>
        <draw:connector draw:style-name="gr7" draw:text-style-name="P2" draw:layer="layout" draw:type="curve" svg:x1="28.5cm" svg:y1="22cm" svg:x2="63cm" svg:y2="19.039cm" draw:start-shape="id10" draw:start-glue-point="8" draw:end-shape="id8" svg:d="m28500 22000c26808 0 9558-2961 34500-2961">
          <text:p/>
        </draw:connector>
        <draw:connector draw:style-name="gr7" draw:text-style-name="P2" draw:layer="layout" draw:type="curve" svg:x1="60.5cm" svg:y1="16.5cm" svg:x2="63cm" svg:y2="19.039cm" draw:start-shape="id11" draw:start-glue-point="8" draw:end-shape="id8" svg:d="m60500 16500c2424 0 1174 2539 2500 2539">
          <text:p/>
        </draw:connector>
        <draw:custom-shape draw:style-name="gr3" draw:text-style-name="P2" xml:id="id25" draw:id="id25" draw:layer="layout" svg:width="0.5cm" svg:height="1cm" svg:x="72cm" svg:y="22.5cm">
          <text:p text:style-name="P2"/>
          <text:p text:style-name="P2"/>
          <text:p text:style-name="P2"><text:span text:style-name="T3">book.epub <text:s text:c="4"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xml:id="id23" draw:id="id23">
          <draw:custom-shape draw:style-name="gr4" draw:text-style-name="P2" draw:layer="layout" svg:width="0.5cm" svg:height="1cm" svg:x="35.717cm" svg:y="4.264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2" draw:layer="layout" svg:width="0.5cm" svg:height="1cm" svg:x="35.317cm" svg:y="4.464cm">
            <text:p/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2" draw:layer="layout" svg:width="0.5cm" svg:height="1cm" svg:x="35.817cm" svg:y="4.564cm">
            <text:p text:style-name="P2"/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*.mp3, *.jpg</text:span></text:p>
            <text:p text:style-name="P2"><text:span text:style-name="T3">*.png, *.css, etc.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1" draw:text-style-name="P2" draw:layer="layout" draw:type="curve" svg:x1="38.946cm" svg:y1="14.009cm" svg:x2="50.458cm" svg:y2="12cm" draw:start-shape="id12" draw:start-glue-point="1" draw:end-shape="id13" draw:end-glue-point="0" svg:d="m38946 14009c6790 0 5658-1255 6839-1945s4673-815 4673-64">
          <text:p/>
        </draw:connector>
        <draw:g xml:id="id14" draw:id="id14">
          <draw:custom-shape draw:style-name="gr4" draw:text-style-name="P2" draw:layer="layout" svg:width="0.5cm" svg:height="1cm" svg:x="40.9cm" svg:y="18.7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2" draw:layer="layout" svg:width="0.5cm" svg:height="1cm" svg:x="40.5cm" svg:y="18.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2" draw:layer="layout" svg:width="0.5cm" svg:height="1cm" svg:x="41cm" svg:y="19cm">
            <text:p text:style-name="P2"/>
            <text:p text:style-name="P2"><text:span text:style-name="T3"/></text:p>
            <text:p text:style-name="P2"><text:span text:style-name="T3"/></text:p>
            <text:p text:style-name="P2"><text:span text:style-name="T3">*.mp3, *.jpg, *.png, *.css, etc.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7" draw:text-style-name="P2" draw:layer="layout" draw:type="curve" svg:x1="41.5cm" svg:y1="19.35cm" svg:x2="64.75cm" svg:y2="19.5cm" draw:start-shape="id14" draw:start-glue-point="1" draw:end-shape="id8" draw:end-glue-point="2" svg:d="m41500 19350c17958 0 14965 326 16288 551s6962 350 6962-401">
          <text:p/>
        </draw:connector>
        <draw:connector draw:style-name="gr8" draw:text-style-name="P2" draw:layer="layout" draw:type="curve" draw:line-skew="-11.662cm" svg:x1="8.478cm" svg:y1="14.662cm" svg:x2="36cm" svg:y2="13.547cm" draw:start-shape="id15" draw:start-glue-point="1" draw:end-shape="id16" draw:end-glue-point="0" svg:d="m8478 14662c898 0 748-808 7404-1275s20118-591 20118 160">
          <text:p/>
        </draw:connector>
        <draw:connector draw:style-name="gr9" draw:text-style-name="P2" draw:layer="layout" draw:type="curve" svg:x1="19.482cm" svg:y1="18.076cm" svg:x2="25cm" svg:y2="22.7cm" draw:start-shape="id17" draw:start-glue-point="1" draw:end-shape="id7" draw:end-glue-point="0" svg:d="m19482 18076c3679 0 5518 1541 5518 4624">
          <text:p/>
        </draw:connector>
        <draw:connector draw:style-name="gr5" draw:text-style-name="P2" draw:layer="layout" draw:type="curve" svg:x1="17.5cm" svg:y1="8.5cm" svg:x2="15.75cm" svg:y2="15cm" draw:start-shape="id18" draw:start-glue-point="2" draw:end-shape="id2" svg:d="m17500 8500c0 5205-1750 1955-1750 6500">
          <text:p/>
        </draw:connector>
        <draw:connector draw:style-name="gr5" draw:text-style-name="P2" draw:layer="layout" draw:type="line" svg:x1="15.776cm" svg:y1="8.721cm" svg:x2="15.895cm" svg:y2="13.9cm" draw:start-shape="id19" draw:start-glue-point="2" svg:d="m15776 8721 119 5179">
          <text:p/>
        </draw:connector>
        <draw:connector draw:style-name="gr1" draw:text-style-name="P2" draw:layer="layout" draw:type="curve" svg:x1="19.393cm" svg:y1="17.476cm" svg:x2="33cm" svg:y2="14.347cm" draw:start-shape="id20" draw:start-glue-point="1" draw:end-shape="id16" draw:end-glue-point="3" svg:d="m19393 17476c10204 0 3401-3129 13607-3129">
          <text:p/>
        </draw:connector>
        <draw:connector draw:style-name="gr1" draw:text-style-name="P2" draw:layer="layout" draw:type="curve" svg:x1="19.367cm" svg:y1="16.303cm" svg:x2="50.458cm" svg:y2="12cm" draw:start-shape="id21" draw:start-glue-point="1" draw:end-shape="id13" draw:end-glue-point="0" svg:d="m19367 16303c21474 0 17895-2402 20299-3666s10792-1388 10792-637">
          <text:p/>
        </draw:connector>
        <draw:connector draw:style-name="gr1" draw:text-style-name="P2" draw:layer="layout" draw:type="curve" draw:line-skew="-15.133cm" svg:x1="8.425cm" svg:y1="13.462cm" svg:x2="50.458cm" svg:y2="12cm" draw:start-shape="id22" draw:start-glue-point="1" draw:end-shape="id13" draw:end-glue-point="0" svg:d="m8425 13462c6981 0 5817-982 14580-1535s27453-678 27453 73">
          <text:p/>
        </draw:connector>
        <draw:connector draw:style-name="gr5" draw:text-style-name="P2" draw:layer="layout" draw:type="curve" svg:x1="35.817cm" svg:y1="5.564cm" svg:x2="35.85cm" svg:y2="13.547cm" draw:start-shape="id23" svg:d="m35817 5564c0 7201 33 3210 33 7983">
          <text:p/>
        </draw:connector>
        <draw:connector draw:style-name="gr7" draw:text-style-name="P2" draw:layer="layout" draw:type="curve" svg:x1="19.482cm" svg:y1="18.076cm" svg:x2="22.1cm" svg:y2="24cm" draw:start-shape="id17" draw:start-glue-point="1" draw:end-shape="id9" draw:end-glue-point="0" svg:d="m19482 18076c1746 0 2618 1974 2618 5924">
          <text:p/>
        </draw:connector>
        <draw:connector draw:style-name="gr7" draw:text-style-name="P2" draw:layer="layout" draw:type="curve" svg:x1="59.5cm" svg:y1="14.475cm" svg:x2="60.25cm" svg:y2="16cm" draw:start-shape="id4" draw:start-glue-point="1" draw:end-shape="id11" draw:end-glue-point="5" svg:d="m59500 14475c500 0 750 508 750 1525">
          <text:p/>
        </draw:connector>
        <draw:g xml:id="id16" draw:id="id16">
          <draw:custom-shape draw:style-name="gr10" draw:text-style-name="P5" draw:layer="layout" svg:width="6cm" svg:height="1.6cm" svg:x="33cm" svg:y="13.547cm">
            <text:p text:style-name="P4"><text:span text:style-name="T4"/></text:p>
            <text:p text:style-name="P4"><text:span text:style-name="T4">resources</text:span></text:p>
            <text:p text:style-name="P4"><text:span text:style-name="T4"/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  <draw:frame draw:style-name="gr11" draw:text-style-name="P7" xml:id="id24" draw:id="id24" draw:layer="layout" svg:width="3.474cm" svg:height="0.725cm" svg:x="35.497cm" svg:y="14.347cm">
            <draw:text-box>
              <text:p text:style-name="P6"><text:span text:style-name="T5">store-complete*</text:span></text:p>
            </draw:text-box>
          </draw:frame>
          <draw:frame draw:style-name="gr12" draw:text-style-name="P8" xml:id="id12" draw:id="id12" draw:layer="layout" svg:width="2.106cm" svg:height="0.725cm" svg:x="36.84cm" svg:y="13.647cm">
            <draw:text-box>
              <text:p text:style-name="P6"><text:span text:style-name="T6">manifest</text:span></text:p>
            </draw:text-box>
          </draw:frame>
        </draw:g>
        <draw:connector draw:style-name="gr7" draw:text-style-name="P2" draw:layer="layout" draw:type="curve" svg:x1="38.971cm" svg:y1="14.709cm" svg:x2="41cm" svg:y2="18.7cm" draw:start-shape="id24" draw:start-glue-point="1" draw:end-shape="id14" draw:end-glue-point="0" svg:d="m38971 14709c1353 0 2029 1330 2029 3991">
          <text:p/>
        </draw:connector>
        <draw:g xml:id="id4" draw:id="id4">
          <draw:custom-shape draw:style-name="gr6" draw:text-style-name="P5" draw:layer="layout" svg:width="6.024cm" svg:height="0.95cm" svg:x="53.476cm" svg:y="14cm">
            <text:p text:style-name="P4"><text:span text:style-name="T4"/></text:p>
            <text:p text:style-name="P4"><text:span text:style-name="T4">px:ocf-finalize</text:span></text:p>
            <text:p text:style-name="P4"><text:span text:style-name="T4"/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0" draw:text-style-name="P5" draw:layer="layout" svg:width="4.666cm" svg:height="0.922cm" svg:x="48cm" svg:y="12cm">
            <text:p text:style-name="P4"><text:span text:style-name="T4">make-opf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3" draw:text-style-name="P9" xml:id="id3" draw:id="id3" draw:layer="layout" svg:width="2.116cm" svg:height="0.725cm" svg:x="50.8cm" svg:y="12.1cm">
            <draw:text-box>
              <text:p><text:span text:style-name="T7">result</text:span></text:p>
            </draw:text-box>
          </draw:frame>
        </draw:g>
        <draw:custom-shape draw:style-name="gr3" draw:text-style-name="P2" xml:id="id26" draw:id="id26" draw:layer="layout" svg:width="0.5cm" svg:height="1cm" svg:x="70cm" svg:y="20.5cm">
          <text:p text:style-name="P2"/>
          <text:p text:style-name="P2"/>
          <text:p text:style-name="P2"><text:span text:style-name="T3">container.xm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27" draw:id="id27" draw:layer="layout" svg:width="0.5cm" svg:height="1cm" svg:x="67.5cm" svg:y="20.5cm">
          <text:p text:style-name="P2"/>
          <text:p text:style-name="P2"/>
          <text:p text:style-name="P2"><text:span text:style-name="T3">manife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2" draw:layer="layout" draw:type="curve" svg:x1="66.5cm" svg:y1="19.039cm" svg:x2="72.25cm" svg:y2="22.5cm" draw:start-shape="id8" draw:start-glue-point="1" draw:end-shape="id25" draw:end-glue-point="5" svg:d="m66500 19039c3834 0 5750 1153 5750 3461">
          <text:p/>
        </draw:connector>
        <draw:connector draw:style-name="gr7" draw:text-style-name="P2" draw:layer="layout" draw:type="curve" svg:x1="66.5cm" svg:y1="19.039cm" svg:x2="70.25cm" svg:y2="20.5cm" draw:start-shape="id8" draw:start-glue-point="1" draw:end-shape="id26" draw:end-glue-point="5" svg:d="m66500 19039c2500 0 3750 487 3750 1461">
          <text:p/>
        </draw:connector>
        <draw:connector draw:style-name="gr7" draw:text-style-name="P2" draw:layer="layout" draw:type="curve" svg:x1="66.5cm" svg:y1="19.039cm" svg:x2="67.75cm" svg:y2="20.5cm" draw:start-shape="id8" draw:start-glue-point="1" draw:end-shape="id27" draw:end-glue-point="5" svg:d="m66500 19039c834 0 1250 487 1250 1461">
          <text:p/>
        </draw:connector>
        <draw:connector draw:style-name="gr7" draw:text-style-name="P2" draw:layer="layout" draw:type="curve" svg:x1="25.5cm" svg:y1="11.25cm" svg:x2="28.25cm" svg:y2="21.5cm" draw:start-shape="id28" draw:start-glue-point="1" draw:end-shape="id10" draw:end-glue-point="5" svg:d="m25500 11250c1834 0 2750 3416 2750 10250">
          <text:p/>
        </draw:connector>
        <draw:g>
          <draw:g>
            <draw:custom-shape draw:style-name="gr10" draw:text-style-name="P5" xml:id="id6" draw:id="id6" draw:layer="layout" svg:width="5cm" svg:height="2.3cm" svg:x="3.5cm" svg:y="13cm">
              <text:p text:style-name="P4"><text:span text:style-name="T4"/></text:p>
              <text:p text:style-name="P4"><text:span text:style-name="T4">ncc.xpl</text:span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  <draw:enhanced-geometry svg:viewBox="0 0 21600 21600" draw:type="rectangle" draw:enhanced-path="M 0 0 L 21600 0 21600 21600 0 21600 0 0 Z N"/>
            </draw:custom-shape>
            <draw:frame draw:style-name="gr14" draw:text-style-name="P10" xml:id="id15" draw:id="id15" draw:layer="layout" svg:width="3.897cm" svg:height="0.725cm" svg:x="4.581cm" svg:y="14.3cm">
              <draw:text-box>
                <text:p><text:span text:style-name="T3">resource-manifest</text:span></text:p>
              </draw:text-box>
            </draw:frame>
            <draw:frame draw:style-name="gr15" draw:text-style-name="P10" xml:id="id22" draw:id="id22" draw:layer="layout" svg:width="1.162cm" svg:height="0.725cm" svg:x="7.263cm" svg:y="13.1cm">
              <draw:text-box>
                <text:p><text:span text:style-name="T3">ncc</text:span></text:p>
              </draw:text-box>
            </draw:frame>
            <draw:frame draw:style-name="gr16" draw:text-style-name="P10" xml:id="id1" draw:id="id1" draw:layer="layout" svg:width="1.256cm" svg:height="0.725cm" svg:x="7.171cm" svg:y="13.675cm">
              <draw:text-box>
                <text:p><text:span text:style-name="T3">flow</text:span></text:p>
              </draw:text-box>
            </draw:frame>
          </draw:g>
          <draw:custom-shape draw:style-name="gr17" draw:text-style-name="P4" draw:layer="layout" svg:width="5cm" svg:height="1.5cm" svg:x="3.5cm" svg:y="15.3cm">
            <text:p text:style-name="P4"><text:span text:style-name="T8">&lt;html/&gt;</text:span></text:p>
            <text:p text:style-name="P2"><text:span text:style-name="T3">ncc2flow-manifest</text:span></text:p>
            <text:p text:style-name="P6"><text:span text:style-name="T8">&lt;c:manifest/&gt;</text:span></text:p>
            <draw:enhanced-geometry svg:viewBox="0 0 21600 21600" draw:type="rectangle" draw:enhanced-path="M 0 0 L 21600 0 21600 21600 0 21600 0 0 Z N"/>
          </draw:custom-shape>
        </draw:g>
        <draw:custom-shape draw:style-name="gr17" draw:text-style-name="P4" draw:layer="layout" svg:width="4cm" svg:height="1.5cm" svg:x="48.4cm" svg:y="12.9cm">
          <text:p text:style-name="P4"><text:span text:style-name="T8">&lt;html/&gt;</text:span></text:p>
          <text:p text:style-name="P2"><text:span text:style-name="T3">ncc2metadata</text:span></text:p>
          <text:p text:style-name="P6"><text:span text:style-name="T8">&lt;c:metadata/&gt;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3cm" svg:height="1.5cm" svg:x="33.5cm" svg:y="17cm">
          <text:p text:style-name="P4"><text:span text:style-name="T8">&lt;smil/&gt;</text:span></text:p>
          <text:p text:style-name="P2"><text:span text:style-name="T3">media-overlay2resources</text:span></text:p>
          <text:p text:style-name="P6"><text:span text:style-name="T8">&lt;c:manifest/&gt;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cm" svg:height="1.5cm" svg:x="33.5cm" svg:y="18.5cm">
          <text:p text:style-name="P4"><text:span text:style-name="T8">&lt;xhtml/&gt;</text:span></text:p>
          <text:p text:style-name="P2"><text:span text:style-name="T3">content2resources</text:span></text:p>
          <text:p text:style-name="P6"><text:span text:style-name="T8">&lt;c:manifest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6cm" svg:height="1.5cm" svg:x="33cm" svg:y="15.3cm">
          <text:p text:style-name="P4"><text:span text:style-name="T8">&lt;c:manifest/&gt;</text:span></text:p>
          <text:p text:style-name="P2"><text:span text:style-name="T3">resources-manifest-cleanup</text:span></text:p>
          <text:p text:style-name="P6"><text:span text:style-name="T8">&lt;c:manifest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4.5cm" svg:height="1.5cm" svg:x="48.4cm" svg:y="14.4cm">
          <text:p text:style-name="P4"><text:span text:style-name="T8">&lt;c:manifest/&gt;</text:span></text:p>
          <text:p text:style-name="P2"><text:span text:style-name="T3">manifest2opf-manifest</text:span></text:p>
          <text:p text:style-name="P6"><text:span text:style-name="T8">&lt;opf:manifest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4.5cm" svg:height="1.5cm" svg:x="48.4cm" svg:y="15.9cm">
          <text:p text:style-name="P4"><text:span text:style-name="T8">&lt;c:manifest/&gt;</text:span></text:p>
          <text:p text:style-name="P2"><text:span text:style-name="T3">manifest2opf-spine</text:span></text:p>
          <text:p text:style-name="P6"><text:span text:style-name="T8">&lt;opf:spine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" draw:text-style-name="P5" draw:layer="layout" svg:width="6cm" svg:height="0.922cm" svg:x="69.1cm" svg:y="8.8cm">
            <text:p text:style-name="P2"><text:span text:style-name="T4">XProc</text:span></text:p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1" draw:layer="layout" svg:width="6cm" svg:height="1cm" svg:x="69.1cm" svg:y="9.822cm">
          <text:p text:style-name="P2"><text:span text:style-name="T9">XS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69.1cm" svg:y1="11.222cm" svg:x2="75.1cm" svg:y2="11.222cm">
          <text:p text:style-name="P2"/>
          <text:p text:style-name="P2">metadata</text:p>
        </draw:line>
        <draw:line draw:style-name="gr19" draw:text-style-name="P4" draw:layer="layout" svg:x1="69.1cm" svg:y1="12.222cm" svg:x2="75.1cm" svg:y2="12.222cm">
          <text:p text:style-name="P4"/>
          <text:p text:style-name="P4">p:store-dependency</text:p>
        </draw:line>
        <draw:line draw:style-name="gr20" draw:text-style-name="P4" draw:layer="layout" svg:x1="69.1cm" svg:y1="13.222cm" svg:x2="75.1cm" svg:y2="13.222cm">
          <text:p text:style-name="P4"/>
          <text:p text:style-name="P4">p:load/p:http-request</text:p>
        </draw:line>
        <draw:line draw:style-name="gr21" draw:text-style-name="P4" draw:layer="layout" svg:x1="69.1cm" svg:y1="14.122cm" svg:x2="75.1cm" svg:y2="14.122cm">
          <text:p text:style-name="P4"/>
          <text:p text:style-name="P4">other</text:p>
        </draw:line>
        <draw:g>
          <draw:custom-shape draw:style-name="gr17" draw:text-style-name="P4" draw:layer="layout" svg:width="6.5cm" svg:height="1.5cm" svg:x="18.991cm" svg:y="12cm">
            <text:p text:style-name="P4"><text:span text:style-name="T8">&lt;html/&gt;</text:span></text:p>
            <text:p text:style-name="P2"><text:span text:style-name="T3">px:ncc-to-nav</text:span></text:p>
            <text:p text:style-name="P6"><text:span text:style-name="T8">&lt;xhtml/&gt;</text:span></text:p>
            <draw:enhanced-geometry svg:viewBox="0 0 21600 21600" draw:type="rectangle" draw:enhanced-path="M 0 0 L 21600 0 21600 21600 0 21600 0 0 Z N"/>
          </draw:custom-shape>
          <draw:g xml:id="id28" draw:id="id28">
            <draw:custom-shape draw:style-name="gr10" draw:text-style-name="P5" draw:layer="layout" svg:width="6.509cm" svg:height="1.5cm" svg:x="18.991cm" svg:y="10.5cm">
              <text:p text:style-name="P4"><text:span text:style-name="T4"/></text:p>
              <text:p text:style-name="P4"><text:span text:style-name="T4">navigation</text:span></text:p>
              <text:p text:style-name="P4"><text:span text:style-name="T4"/></text:p>
              <draw:enhanced-geometry svg:viewBox="0 0 21600 21600" draw:type="rectangle" draw:enhanced-path="M 0 0 L 21600 0 21600 21600 0 21600 0 0 Z N"/>
            </draw:custom-shape>
            <draw:frame draw:style-name="gr22" draw:text-style-name="P10" draw:layer="layout" svg:width="3.474cm" svg:height="0.725cm" svg:x="21.991cm" svg:y="10.923cm">
              <draw:text-box>
                <text:p><text:span text:style-name="T3">store-complete*</text:span></text:p>
              </draw:text-box>
            </draw:frame>
          </draw:g>
        </draw:g>
        <draw:connector draw:style-name="gr1" draw:text-style-name="P2" draw:layer="layout" draw:type="curve" svg:x1="8.425cm" svg:y1="13.462cm" svg:x2="18.991cm" svg:y2="11.25cm" draw:start-shape="id22" draw:start-glue-point="1" draw:end-shape="id28" svg:d="m8425 13462c7923 0 2640-2212 10566-2212">
          <text:p/>
        </draw:connector>
        <draw:connector draw:style-name="gr1" draw:text-style-name="P2" draw:layer="layout" draw:type="curve" svg:x1="19.416cm" svg:y1="16.876cm" svg:x2="33cm" svg:y2="14.347cm" draw:start-shape="id29" draw:start-glue-point="1" draw:end-shape="id16" svg:d="m19416 16876c10188 0 3396-2529 13584-2529">
          <text:p/>
        </draw:connector>
        <draw:g>
          <draw:custom-shape draw:style-name="gr6" draw:text-style-name="P4" draw:layer="layout" svg:width="7.491cm" svg:height="1.5cm" svg:x="12.009cm" svg:y="18.5cm">
            <text:p text:style-name="P4"><text:span text:style-name="T8">&lt;smil/&gt;</text:span></text:p>
            <text:p text:style-name="P2"><text:span text:style-name="T3">pxi:mediaoverlay-upgrade-smil</text:span></text:p>
            <text:p text:style-name="P6"><text:span text:style-name="T8">&lt;smil/&gt;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7.491cm" svg:height="1.5cm" svg:x="12.009cm" svg:y="20cm">
            <text:p text:style-name="P4"><text:span text:style-name="T8">&lt;xhtml/&gt;</text:span></text:p>
            <text:p text:style-name="P2"><text:span text:style-name="T3">xhtml2content</text:span></text:p>
            <text:p text:style-name="P6"><text:span text:style-name="T8">&lt;xhtml/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0" draw:text-style-name="P5" xml:id="id2" draw:id="id2" draw:layer="layout" svg:width="7.5cm" svg:height="3.5cm" svg:x="12cm" svg:y="15cm">
              <text:p text:style-name="P4"><text:span text:style-name="T4">mediaoverlay-and-contents</text:span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  <draw:enhanced-geometry svg:viewBox="0 0 21600 21600" draw:type="rectangle" draw:enhanced-path="M 0 0 L 21600 0 21600 21600 0 21600 0 0 Z N"/>
            </draw:custom-shape>
            <draw:frame draw:style-name="gr23" draw:text-style-name="P12" xml:id="id17" draw:id="id17" draw:layer="layout" svg:width="3.509cm" svg:height="0.752cm" svg:x="15.973cm" svg:y="17.7cm">
              <draw:text-box>
                <text:p text:style-name="P6"><text:span text:style-name="T3">store-complete*</text:span></text:p>
              </draw:text-box>
            </draw:frame>
            <draw:frame draw:style-name="gr24" draw:text-style-name="P13" xml:id="id29" draw:id="id29" draw:layer="layout" svg:width="3.222cm" svg:height="0.752cm" svg:x="16.194cm" svg:y="16.5cm">
              <draw:text-box>
                <text:p text:style-name="P6"><text:span text:style-name="T10">mediaoverlay*</text:span></text:p>
              </draw:text-box>
            </draw:frame>
            <draw:frame draw:style-name="gr25" draw:text-style-name="P13" xml:id="id21" draw:id="id21" draw:layer="layout" svg:width="2.127cm" svg:height="0.752cm" svg:x="17.24cm" svg:y="15.927cm">
              <draw:text-box>
                <text:p text:style-name="P14"><text:span text:style-name="T10">manifest</text:span></text:p>
              </draw:text-box>
            </draw:frame>
            <draw:frame draw:style-name="gr26" draw:text-style-name="P13" xml:id="id20" draw:id="id20" draw:layer="layout" svg:width="2.085cm" svg:height="0.752cm" svg:x="17.308cm" svg:y="17.1cm">
              <draw:text-box>
                <text:p text:style-name="P6"><text:span text:style-name="T10">content*</text:span></text:p>
              </draw:text-box>
            </draw:frame>
          </draw:g>
        </draw:g>
        <draw:connector draw:style-name="gr1" draw:text-style-name="P2" draw:layer="layout" draw:type="curve" svg:x1="25.5cm" svg:y1="11.25cm" svg:x2="33cm" svg:y2="14.347cm" draw:start-shape="id28" draw:end-shape="id16" draw:end-glue-point="3" svg:d="m25500 11250c5625 0 1875 3097 7500 30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stein Jacobsen</meta:initial-creator>
    <meta:creation-date>2011-03-04T15:10:16</meta:creation-date>
    <dc:date>2011-06-24T17:00:42</dc:date>
    <dc:creator>Jostein Jacobsen</dc:creator>
    <meta:editing-duration>P1DT6H37M49S</meta:editing-duration>
    <meta:editing-cycles>214</meta:editing-cycles>
    <meta:generator>LibreOffice/3.3$Unix LibreOffice_project/330m19$Build-202</meta:generator>
    <meta:printed-by>Jostein Jacobsen</meta:printed-by>
    <meta:print-date>2011-06-23T11:45:01</meta:print-date>
    <meta:document-statistic meta:object-count="102"/>
  </office:meta>
</office:document-meta>
</file>